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מוטה מודגשת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fo:font-size="13pt" style:font-name-asian="Comic Sans MS" style:font-size-asian="13pt" style:font-name-complex="Comic Sans MS2" style:font-size-complex="13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fo:font-size="13pt" fo:font-style="italic" style:font-name-asian="Comic Sans MS" style:font-size-asian="13pt" style:font-style-asian="italic" style:font-name-complex="Comic Sans MS2" style:font-size-complex="13pt" style:font-style-complex="itali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fo:font-size="13pt" style:font-size-asian="13pt" style:font-name-complex="Comic Sans MS2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style:font-name-complex="Comic Sans MS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7" style:family="paragraph" style:parent-style-name="Standard">
      <style:paragraph-properties fo:margin-top="0.3cm" fo:margin-bottom="0.199cm" fo:line-height="100%" fo:text-align="start" style:justify-single-word="false"/>
      <style:text-properties fo:font-variant="normal" fo:text-transform="none" fo:color="#000000" style:font-name="Comic Sans MS2" fo:font-size="13pt" fo:letter-spacing="normal" fo:font-style="normal" fo:font-weight="normal" style:font-name-asian="Comic Sans MS" style:font-size-asian="13pt" style:font-name-complex="Comic Sans MS2" style:font-size-complex="13pt"/>
    </style:style>
    <style:style style:name="P8" style:family="paragraph" style:parent-style-name="Standard">
      <style:paragraph-properties fo:margin-top="0.3cm" fo:margin-bottom="0.199cm" fo:line-height="100%" fo:text-align="start" style:justify-single-word="false"/>
      <style:text-properties fo:color="#000000" style:font-name="Comic Sans MS2" fo:font-size="13pt" style:font-name-asian="Comic Sans MS" style:font-size-asian="13pt" style:font-name-complex="Comic Sans MS2" style:font-size-complex="13pt"/>
    </style:style>
    <style:style style:name="P9" style:family="paragraph" style:parent-style-name="Heading_20_2">
      <style:text-properties fo:font-variant="normal" fo:text-transform="none" fo:color="#000000" style:font-name="Comic Sans MS2" fo:font-size="15pt" fo:letter-spacing="normal" fo:font-style="normal" fo:font-weight="normal" style:font-name-asian="Comic Sans MS" style:font-size-asian="15pt" style:font-name-complex="Comic Sans MS2" style:font-size-complex="15pt"/>
    </style:style>
    <style:style style:name="P10" style:family="paragraph" style:parent-style-name="Heading_20_2">
      <style:text-properties fo:color="#000000"/>
    </style:style>
    <style:style style:name="P11" style:family="paragraph" style:parent-style-name="Heading_20_2">
      <style:text-properties fo:color="#000000" style:font-name="Comic Sans MS2" fo:font-size="15pt" fo:font-weight="bold" style:font-size-asian="15pt" style:font-weight-asian="bold" style:font-name-complex="Comic Sans MS2" style:font-size-complex="15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00" style:font-name="Comic Sans MS2" style:font-name-complex="Comic Sans MS2"/>
    </style:style>
    <style:style style:name="P13" style:family="paragraph" style:parent-style-name="Text_20_body">
      <style:text-properties fo:color="#000000" style:font-name="Comic Sans MS2" fo:font-size="13pt" style:font-size-asian="13pt" style:font-name-complex="Comic Sans MS2" style:font-size-complex="13pt"/>
    </style:style>
    <style:style style:name="P14" style:family="paragraph" style:parent-style-name="Text_20_body">
      <style:paragraph-properties fo:text-align="start" style:justify-single-word="false"/>
      <style:text-properties fo:color="#000000" style:font-name="Comic Sans MS2" fo:font-size="13pt" style:font-size-asian="13pt" style:font-name-complex="Comic Sans MS2" style:font-size-complex="13pt"/>
    </style:style>
    <style:style style:name="P15" style:family="paragraph" style:parent-style-name="Text_20_body">
      <style:paragraph-properties fo:text-align="start" style:justify-single-word="false"/>
      <style:text-properties fo:color="#000000" style:font-name="Comic Sans MS2" fo:font-size="13pt" style:font-size-asian="13pt" style:font-size-complex="13pt"/>
    </style:style>
    <style:style style:name="P16" style:family="paragraph" style:parent-style-name="Text_20_body">
      <style:paragraph-properties fo:text-align="center" style:justify-single-word="false"/>
      <style:text-properties fo:color="#000000" style:font-name="Comic Sans MS2" fo:font-size="13pt" style:font-size-asian="13pt" style:font-size-complex="13pt"/>
    </style:style>
    <style:style style:name="P17" style:family="paragraph" style:parent-style-name="Text_20_body">
      <style:paragraph-properties fo:line-height="99%" fo:text-align="start" style:justify-single-word="false"/>
      <style:text-properties fo:color="#000000" style:font-name="Comic Sans MS2" fo:font-size="13pt" style:font-size-asian="13pt" style:font-size-complex="13pt"/>
    </style:style>
    <style:style style:name="P18" style:family="paragraph" style:parent-style-name="Quotations">
      <style:paragraph-properties fo:text-align="start" style:justify-single-word="false"/>
      <style:text-properties fo:color="#000000" style:font-name="Comic Sans MS2" fo:font-size="13pt" style:font-size-asian="13pt" style:font-name-complex="Comic Sans MS2" style:font-size-complex="13pt"/>
    </style:style>
    <style:style style:name="P19" style:family="paragraph" style:parent-style-name="Text_20_body">
      <style:text-properties fo:color="#000000" style:font-name="Comic Sans MS2" style:font-name-complex="Comic Sans MS2" style:language-complex="he" style:country-complex="IL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Comic Sans MS2" fo:font-size="32pt" fo:font-style="italic" style:font-size-asian="32pt" style:font-style-asian="italic" style:font-name-complex="Comic Sans MS2" style:font-size-complex="32pt" style:language-complex="he" style:country-complex="IL" style:font-style-complex="italic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style:font-name-asian="Comic Sans MS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font-size="13pt" fo:letter-spacing="normal" fo:font-style="normal" fo:font-weight="normal" style:font-name-asian="Comic Sans MS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name-asian="Comic Sans MS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style:font-name-asian="Comic Sans MS" style:font-size-asian="13pt" style:font-size-complex="13pt"/>
    </style:style>
    <style:style style:name="T11" style:family="text">
      <style:text-properties style:font-name="Comic Sans MS2" style:font-name-complex="Comic Sans MS2"/>
    </style:style>
    <style:style style:name="T12" style:family="text">
      <style:text-properties style:font-name-asian="Comic Sans MS"/>
    </style:style>
    <style:style style:name="T13" style:family="text">
      <style:text-properties fo:color="#000000" fo:font-size="8pt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mic Sans MS" fo:font-size="12pt" style:font-name-asian="Comic Sans MS" style:font-size-asian="12pt" style:font-name-complex="Comic Sans M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/>
      <text:h text:style-name="P19" text:outline-level="2"/>
      <text:h text:style-name="P19" text:outline-level="2"/>
      <text:h text:style-name="P20" text:outline-level="2">Python Tutoials</text:h>
      <text:h text:style-name="P20" text:outline-level="2"/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3"/></text:a></text:h>
      <text:h text:style-name="P19" text:outline-level="2"><text:a xlink:type="simple" xlink:href="http://www.youtube.com/user/derekbanas#p/c/3072C720775B213E"><text:span text:style-name="T14">http://www.youtube.com/user/derekbanas#p/c/3072C720775B213E</text:span></text:a></text:h>
      <text:h text:style-name="P11" text:outline-level="2"><text:soft-page-break/>Chapter 1</text:h>
      <text:p text:style-name="P7">Installing PyDev under Eclipse:<text:line-break/>help → install new software → type:<text:line-break/>pydev.org/updates and choose pydev from the popup. Then mark 'v' on pydev (the first option)</text:p>
      <text:p text:style-name="P8"><text:span text:style-name="T1"><text:line-break/>#! /</text:span><text:span text:style-name="T3">usr</text:span><text:span text:style-name="T1">/bin/</text:span><text:span text:style-name="T3">python</text:span></text:p>
      <text:p text:style-name="P2">from math import sqrt</text:p>
      <text:p text:style-name="P2"/>
      <text:p text:style-name="P2">integerEx = 8</text:p>
      <text:p text:style-name="P2">longIntEx = 22000000000000000000000</text:p>
      <text:p text:style-name="P2">floatEx = 2.2</text:p>
      <text:p text:style-name="P2">stringEx = <text:span text:style-name="T6">"Hello"</text:span></text:p>
      <text:p text:style-name="P2">booleanEx = True</text:p>
      <text:p text:style-name="P2"/>
      <text:p text:style-name="P2"><text:soft-page-break/>print type(integerEx)<text:tab/># <text:span text:style-name="T7">&lt;type 'int'&gt;</text:span> <text:s text:c="5"/></text:p>
      <text:p text:style-name="P2">print type(longIntEx)<text:tab/># <text:span text:style-name="T7">&lt;type 'long'&gt;</text:span> <text:s text:c="7"/></text:p>
      <text:p text:style-name="P2">print type(floatEx)<text:tab/># <text:span text:style-name="T7">&lt;type 'float'&gt;</text:span> <text:s text:c="10"/></text:p>
      <text:p text:style-name="P2">print type(stringEx)<text:tab/># <text:span text:style-name="T7">&lt;type 'str'&gt;</text:span> <text:s text:c="7"/></text:p>
      <text:p text:style-name="P2">print type(booleanEx)<text:tab/># <text:span text:style-name="T7">&lt;type 'bool'&gt;</text:span><text:tab/> <text:s text:c="7"/></text:p>
      <text:p text:style-name="P2"/>
      <text:p text:style-name="P2"/>
      <text:p text:style-name="P2"># Boolean Examples</text:p>
      <text:p text:style-name="P2">booleanEx = True</text:p>
      <text:p text:style-name="P2">booleanTwo = False</text:p>
      <text:p text:style-name="P2">print booleanEx and booleanTwo<text:tab/>#<text:span text:style-name="T7">False</text:span></text:p>
      <text:p text:style-name="P2">print booleanEx or booleanTwo<text:tab/>#True<text:tab/></text:p>
      <text:p text:style-name="P2">print not booleanTwo<text:tab/><text:tab/><text:tab/>#True</text:p>
      <text:p text:style-name="P2"/>
      <text:p text:style-name="P2"># Number Examples</text:p>
      <text:p text:style-name="P2">intOne = 7</text:p>
      <text:p text:style-name="P2">intTwo = 99</text:p>
      <text:p text:style-name="P2">floatOne = 7.9</text:p>
      <text:p text:style-name="P2"><text:soft-page-break/>floatTwo = 9.8</text:p>
      <text:p text:style-name="P2">print intTwo / intOne <text:tab/><text:tab/><text:tab/># 14</text:p>
      <text:p text:style-name="P2">print float(intTwo) / float(intOne) # <text:span text:style-name="T7">14.14</text:span></text:p>
      <text:p text:style-name="P2">print int(floatOne)<text:tab/><text:tab/><text:tab/># <text:span text:style-name="T7">7</text:span></text:p>
      <text:p text:style-name="P2">print int(booleanTwo)<text:tab/><text:tab/><text:tab/># 0</text:p>
      <text:p text:style-name="P2">print intTwo % intOne<text:tab/><text:tab/><text:tab/># 1</text:p>
      <text:p text:style-name="P2">print intOne ** intTwo<text:tab/><text:tab/><text:tab/># pow</text:p>
      <text:p text:style-name="P5"><text:span text:style-name="T10">print id(floatOne) </text:span><text:span text:style-name="T8"># </text:span><text:span text:style-name="T7">Return the "identity" of an object. This is an integer (or long integer) which is guaranteed to be unique and constant for this object during its lifetime </text:span></text:p>
      <text:p text:style-name="P2"/>
      <text:p text:style-name="P2"># Math Modules</text:p>
      <text:p text:style-name="P2">print sqrt(intOne)</text:p>
      <text:p text:style-name="P2"/>
      <text:p text:style-name="P2"># Input from users</text:p>
      <text:p text:style-name="P2">asw = raw_input(<text:span text:style-name="T6">"What is your name? "</text:span>)</text:p>
      <text:p text:style-name="P2">print <text:span text:style-name="T6">"Hello "</text:span> + asw <text:tab/><text:tab/># <text:span text:style-name="T7">Hello ilan</text:span></text:p>
      <text:p text:style-name="P2"/>
      <text:p text:style-name="P2"><text:soft-page-break/># String Basics</text:p>
      <text:p text:style-name="P2">strOne = <text:span text:style-name="T6">"Hello"</text:span></text:p>
      <text:p text:style-name="P2">strTwo = <text:span text:style-name="T6">"World"</text:span></text:p>
      <text:p text:style-name="P2">print strOne, strTwo <text:tab/><text:tab/>#<text:span text:style-name="T7">Hello World</text:span></text:p>
      <text:p text:style-name="P2">print strOne + strTwo<text:tab/><text:tab/>#<text:span text:style-name="T7">HelloWorld</text:span></text:p>
      <text:p text:style-name="P2">longStr = <text:span text:style-name="T6">'''This is a very long string that </text:span></text:p>
      <text:p text:style-name="P3">goes on forever and ever'''</text:p>
      <text:p text:style-name="P2">print longStr[0:3]<text:tab/><text:tab/># Thi</text:p>
      <text:p text:style-name="P2"/>
      <text:p text:style-name="P2">Literal strings:</text:p>
      <text:p text:style-name="P3">''' \\ <text:s text:c="4"/>Backslash </text:p>
      <text:p text:style-name="P3"><text:s text:c="4"/>\' <text:s text:c="4"/>Single quote </text:p>
      <text:p text:style-name="P3"><text:s text:c="3"/>\" <text:s text:c="4"/>Double quote </text:p>
      <text:p text:style-name="P3"><text:s text:c="3"/>\n <text:s text:c="4"/>ASCII <text:span text:style-name="T5">Linefeed</text:span></text:p>
      <text:p text:style-name="P3">'''</text:p>
      <text:p text:style-name="P2"/>
      <text:p text:style-name="P2">if __name__ == <text:span text:style-name="T6">"__main__"</text:span>:</text:p>
      <text:p text:style-name="P4"><text:span text:style-name="T12"><text:s text:c="4"/></text:span><text:span text:style-name="T12">pass</text:span></text:p>
      <text:h text:style-name="P9" text:outline-level="2"><text:soft-page-break/>Chapter 2</text:h>
      <text:p text:style-name="P13">#! /usr/bin/python</text:p>
      <text:p text:style-name="P13">Tuples:<text:line-break/>tupleEx = ('Derek', 35, 'Pittsburgh', 'PA')</text:p>
      <text:p text:style-name="P13">print("First element is ", tupleEx[0])</text:p>
      <text:p text:style-name="P14">smTuple = (66,) <text:tab/><text:tab/># Notice the ','<text:line-break/>print smTuple <text:tab/><text:tab/># (66,)</text:p>
      <text:p text:style-name="P14">tupleFunc = tuple('abcde')<text:line-break/>print tupleFunc</text:p>
      <text:p text:style-name="P18"><text:tab/> <text:s text:c="5"/># ('a', 'b', 'c', 'd', 'e')</text:p>
      <text:p text:style-name="P14"><text:line-break/><text:line-break/><text:line-break/># That's it tuples don't have methods</text:p>
      <text:p text:style-name="P14"><text:soft-page-break/>Lists:<text:line-break/>listEx = ['Derek', 35, 'Pittsburgh', 'PA']</text:p>
      <text:p text:style-name="P14"># Slicing</text:p>
      <text:p text:style-name="P14">print listEx[0:2] <text:line-break/>print listEx[-1] <text:s text:c="4"/># Prints the last value<text:line-break/>listNum = [1,2,3,4,5,6,7,8,9,10]<text:line-break/>print listNum[-3:] <text:s text:c="2"/><text:tab/> # [8,9,10]<text:line-break/>print listNum[:3] <text:tab/> <text:tab/># <text:s/>[1,2,3]<text:line-break/>print listNum[1:10:2] <text:s text:c="3"/># <text:s/>[2,4,6,8]<text:line-break/>print len(listNum) <text:tab/># 10<text:line-break/>print min(listNum) <text:tab/># 1 <text:line-break/>print max(listNum) <text:s text:c="6"/># 10</text:p>
      <text:p text:style-name="P14">listName = list('Fred') # ['F', 'r', 'e', 'd']<text:line-break/>listName[4:] = list('dy') # Adds 'dy'to list<text:line-break/><text:line-break/><text:soft-page-break/>listEx3 = [1,2,3,4] <text:s text:c="2"/><text:line-break/>listEx3[1] = 5 <text:tab/><text:tab/># [1, 5, 3, 4]<text:line-break/>del listEx3[1] <text:s text:c="14"/># [1, 3, 4]</text:p>
      <text:p text:style-name="P14"><text:line-break/></text:p>
      <text:p text:style-name="P14"># List Methods</text:p>
      <text:p text:style-name="P14">listEx = ['Derek', 35, 'Pittsburgh', 'PA']<text:line-break/>listEx.append("Joy") <text:line-break/>print(listEx[4])<text:line-break/>listEx.remove("Joy") # Removes the first <text:line-break/> <text:s text:c="20"/>value of "Joy" from the List<text:line-break/>print(listEx) <text:line-break/> <text:s text:c="4"/># ['Derek', 35, 'Pittsburgh', 'PA']<text:line-break/>listEx.remove(listEx[3]) <text:line-break/> <text:s text:c="3"/># ['Derek', 35, 'Pittsburgh']</text:p>
      <text:p text:style-name="P14"><text:soft-page-break/>listEx.insert(2, 'PA') <text:line-break/> <text:s text:c="2"/># ['Derek', 35, 'PA', 'Pittsburgh']</text:p>
      <text:p text:style-name="P14">listEx2 = ['f', 'e', 'c', 'd', 'a', 'b']<text:line-break/>listEx2.sort() <text:line-break/>listEx2.reverse() </text:p>
      <text:p text:style-name="P14"><text:line-break/><text:line-break/><text:line-break/><text:line-break/><text:line-break/><text:line-break/># Create a multi-dimension List</text:p>
      <text:p text:style-name="P14">listEx3 = [['a','b','c'], ['d','e','f'], <text:line-break/> <text:s text:c="13"/>['g','h','i'], ]</text:p>
      <text:p text:style-name="P14">print(listEx3[2][1]) <text:s text:c="2"/># h</text:p>
      <text:p text:style-name="P14"><text:soft-page-break/># Dictionary</text:p>
      <text:p text:style-name="P14">dictEx = ({"Age":35, "Height":"6'3",<text:line-break/> <text:s text:c="14"/>"Weight":169}) </text:p>
      <text:p text:style-name="P14">print(dictEx.get("Height")) # 6'3</text:p>
      <text:p text:style-name="P12"><text:span text:style-name="T9">print(dictEx.items()) <text:s/></text:span><text:span text:style-name="T4"><text:line-break/> <text:s text:c="7"/># [('Age', 35), ('Weight', 169),<text:line-break/> <text:s text:c="12"/>('Height', "6'3")] </text:span></text:p>
      <text:p text:style-name="P14">print(dictEx.values()) <text:s/># <text:span text:style-name="T2">[35, 169, "6'3"]</text:span></text:p>
      <text:p text:style-name="P14"><text:span text:style-name="T2">print(dictEx.keys()) <text:line-break/> <text:s text:c="3"/># [</text:span><text:span text:style-name="T2">'Age'</text:span><text:span text:style-name="T2">, </text:span><text:span text:style-name="T2">'Weight'</text:span><text:span text:style-name="T2">, </text:span><text:span text:style-name="T2">'Height'</text:span><text:span text:style-name="T2">]</text:span></text:p>
      <text:p text:style-name="P14">dictEx.pop("Height") # Deletes the key and value, where the key equals 'Height'</text:p>
      <text:p text:style-name="P14">print(dictEx)<text:line-break/> </text:p>
      <text:h text:style-name="P10" text:outline-level="2"><text:soft-page-break/>Chapter 3</text:h>
      <text:p text:style-name="P14">import math<text:line-break/>strName = 'Bob'<text:line-break/>floatAge = 35.4<text:line-break/>charSex = 'M'<text:line-break/>intKids = 2<text:line-break/>boolMarried = True</text:p>
      <text:p text:style-name="P14">print '%s is %f years old' % (strName, floatAge) # Bob is 35.4000 years old<text:line-break/>print '%s is %.1f years old' % (strName, floatAge) # Bob is 35.4 years old</text:p>
      <text:p text:style-name="P14">print 'Sex: %c' % (charSex)</text:p>
      <text:p text:style-name="P14">print 'He has %d kids and said it\'s %s he is married' % (intKids,boolMarried)</text:p>
      <text:p text:style-name="P14"/>
      <text:p text:style-name="P14"><text:soft-page-break/># Formatting Output Further</text:p>
      <text:p text:style-name="P14">print '%.15f' %(math.pi) <text:s/><text:line-break/>#<text:span text:style-name="T16">3.141592653589793 – 15 characters accur.</text:span></text:p>
      <text:p text:style-name="P14">print '%20f' %(math.pi)</text:p>
      <text:p text:style-name="P14">#<text:span text:style-name="T16"> <text:s text:c="11"/>3.141593 <text:s/>- 20 char field size</text:span></text:p>
      <text:p text:style-name="P14">print '%20.15f' %(math.pi)<text:line-break/># <text:s/><text:span text:style-name="T16"><text:s/>3.141592653589793<text:line-break/># 20 characters left justify</text:span></text:p>
      <text:p text:style-name="P14">print '%-25.15f is value of pi' %(math.pi)<text:line-break/><text:span text:style-name="T16"># 25 characters right justify<text:line-break/># 15 digits accuracy</text:span></text:p>
      <text:p text:style-name="P14"><text:line-break/><text:line-break/><text:line-break/><text:soft-page-break/><text:line-break/># String Methods</text:p>
      <text:p text:style-name="P14">bigString = 'Here is a long string that I will be messing with'</text:p>
      <text:p text:style-name="P14">print bigString[1:20:2] <text:s/># <text:span text:style-name="T16">eei <text:s/>ogsrn</text:span></text:p>
      <text:p text:style-name="P14">print bigString.find('string')<text:line-break/># 15 is index of first location of 'string'</text:p>
      <text:p text:style-name="P14">print bigString.find('massive') # -1</text:p>
      <text:p text:style-name="P14">print bigString.count('e') <text:s text:c="7"/># 4</text:p>
      <text:p text:style-name="P14">print bigString.count('e', 4) <text:line-break/># 2 (from index 4)</text:p>
      <text:p text:style-name="P14">print bigString.count('e', 0, 20)<text:line-break/># 0 (from index 0 to index 20)<text:line-break/>copyStr = tuple(bigString) # <text:span text:style-name="T16">('H', 'e'...)</text:span></text:p>
      <text:p text:style-name="P14"><text:soft-page-break/>print <text:span text:style-name="T11">"</text:span>.join(copyStr) # he...</text:p>
      <text:p text:style-name="P14">print ', '.join(copyStr) <text:s/># h, e, ...</text:p>
      <text:p text:style-name="P14">print bigString.lower()</text:p>
      <text:p text:style-name="P14">print bigString.upper()</text:p>
      <text:p text:style-name="P14">print bigString.replace('long','small')</text:p>
      <text:p text:style-name="P14">print bigString.split(' ')</text:p>
      <text:p text:style-name="P14"><text:line-break/>randomWhite = ' <text:s text:c="6"/>This string has random white space <text:s text:c="5"/>'</text:p>
      <text:p text:style-name="P14">print randomWhite.strip() # strip blanks from left and right side</text:p>
      <text:p text:style-name="P14"/>
      <text:p text:style-name="P14"/>
      <text:p text:style-name="P14"/>
      <text:h text:style-name="P10" text:outline-level="2"><text:soft-page-break/>Chapter 4</text:h>
      <text:p text:style-name="P15">Case statement doesn't exist in python. Instead use:<text:line-break/>if (condision):<text:line-break/> <text:s text:c="3"/>statement<text:line-break/>elif (condition):<text:line-break/> <text:s text:c="3"/>statement<text:line-break/>else:<text:line-break/> statement</text:p>
      <text:p text:style-name="P15"><text:line-break/>x, y = <text:s/>1, 0</text:p>
      <text:p text:style-name="P15">a = 'x is less than y' if x &lt; y else 'x is bigger than y'<text:line-break/></text:p>
      <text:p text:style-name="P16"/>
      <text:h text:style-name="P10" text:outline-level="2"><text:soft-page-break/>Chapter 5</text:h>
      <text:p text:style-name="P17">x += 1<text:line-break/><text:line-break/>listEx[:] = range(1,31)</text:p>
      <text:p text:style-name="P17">for i in listEx:<text:line-break/><text:tab/>if (i%2) == 0:<text:line-break/><text:tab/><text:tab/>continue<text:line-break/><text:tab/>else:<text:line-break/><text:tab/><text:tab/>print i</text:p>
      <text:p text:style-name="P17"><text:line-break/>for i in listEx:<text:line-break/> <text:s text:c="3"/>if (i%2) == 0:<text:line-break/><text:tab/>continue</text:p>
      <text:p text:style-name="P17"><text:s text:c="4"/>elif i == 25:</text:p>
      <text:p text:style-name="P17"><text:tab/>break</text:p>
      <text:p text:style-name="P17"><text:s text:c="4"/>else:<text:line-break/> <text:s text:c="7"/>print i,</text:p>
      <text:h text:style-name="P10" text:outline-level="2"><text:soft-page-break/>Chapter 6</text:h>
      <text:p text:style-name="P6">globalVariable = 10</text:p>
      <text:p text:style-name="P6"><text:s/># you can not change global variable inside a <text:s/>function</text:p>
      <text:p text:style-name="P6"/>
      <text:p text:style-name="P6">def <text:span text:style-name="T15">addUndefNums</text:span>(*args):</text:p>
      <text:p text:style-name="P6"><text:s text:c="4"/># Adds unlimit numbers passed to it</text:p>
      <text:p text:style-name="P6"><text:s text:c="4"/>finalValue = 0</text:p>
      <text:p text:style-name="P6"><text:s text:c="4"/>if args:</text:p>
      <text:p text:style-name="P6"><text:s text:c="8"/>for i in args:</text:p>
      <text:p text:style-name="P6"><text:s text:c="12"/>finalValue += i</text:p>
      <text:p text:style-name="P6"><text:s text:c="8"/>return finalValue</text:p>
      <text:p text:style-name="P6"><text:s text:c="4"/>else:</text:p>
      <text:p text:style-name="P6"><text:s text:c="8"/>return finalValue</text:p>
      <text:p text:style-name="P6"/>
      <text:p text:style-name="P6"/>
      <text:p text:style-name="P6"/>
      <text:p text:style-name="P6"/>
      <text:p text:style-name="P6"/>
      <text:h text:style-name="P10" text:outline-level="2"><text:soft-page-break/>Chapter 7</text:h>
      <text:p text:style-name="P6">In object oriented:</text:p>
      <text:p text:style-name="P6">Attributes == Variables</text:p>
      <text:p text:style-name="P6">Methods <text:s/>== Functions </text:p>
      <text:p text:style-name="P6"/>
      <text:p text:style-name="P6">class Animal:<text:line-break/> <text:s text:c="3"/>#define a new class named Animal</text:p>
      <text:p text:style-name="P6"/>
      <text:p text:style-name="P6"><text:s text:c="4"/>__hungry = "Yes"</text:p>
      <text:p text:style-name="P6"><text:s text:c="4"/>__name = "No Name"</text:p>
      <text:p text:style-name="P6"><text:s text:c="4"/>__owner = "No Owner"</text:p>
      <text:p text:style-name="P6"><text:s text:c="4"/># define 3 new private attributes (that <text:s/><text:line-break/> <text:s text:c="3"/># you can't access outside the script).<text:line-break/> <text:s text:c="3"/># This is called "encapsulation" and it was <text:line-break/> <text:s text:c="3"/># invented in order to protect the class<text:line-break/> <text:s text:c="3"/># methods and attributes</text:p>
      <text:p text:style-name="P6"/>
      <text:p text:style-name="P6"><text:line-break/><text:line-break/><text:soft-page-break/> <text:s text:c="3"/>def __init__(self):</text:p>
      <text:p text:style-name="P6"><text:s text:c="8"/>pass</text:p>
      <text:p text:style-name="P6"><text:s text:c="6"/># The constructor function called when<text:line-break/> <text:s text:c="5"/># object is created. </text:p>
      <text:p text:style-name="P6"><text:s text:c="6"/># There is a function called a destructor <text:line-break/> <text:s text:c="5"/># __del__, but its best to avoid it</text:p>
      <text:p text:style-name="P6"><text:s text:c="6"/># self is a REFERENCE to the object</text:p>
      <text:p text:style-name="P6"/>
      <text:p text:style-name="P6"><text:s text:c="4"/>def set_owner(self, newOwner):</text:p>
      <text:p text:style-name="P6"><text:s text:c="8"/>self.__owner = newOwner</text:p>
      <text:p text:style-name="P6"><text:s text:c="8"/>return<text:line-break/> <text:s text:c="7"/># via this method the user can access to <text:s text:c="10"/></text:p>
      <text:p text:style-name="P6"><text:s text:c="8"/># the class attributes </text:p>
      <text:p text:style-name="P6"><text:s text:c="3"/></text:p>
      <text:p text:style-name="P6"><text:s text:c="4"/>def get_owner(self):</text:p>
      <text:p text:style-name="P6"><text:s text:c="8"/>return self.__owner<text:line-break/> <text:s text:c="7"/># via this method the user get the value<text:line-break/> <text:s text:c="7"/># of class attribute named __owner</text:p>
      <text:p text:style-name="P6"><text:line-break/></text:p>
      <text:p text:style-name="P6"><text:soft-page-break/><text:s text:c="4"/>def set_name(self, newName):</text:p>
      <text:p text:style-name="P6"><text:s text:c="8"/>self.__owner = newName</text:p>
      <text:p text:style-name="P6"><text:s text:c="8"/>return</text:p>
      <text:p text:style-name="P6"><text:line-break/> <text:s text:c="3"/>def get_name(self):</text:p>
      <text:p text:style-name="P6"><text:s text:c="8"/>return self.__name</text:p>
      <text:p text:style-name="P6"/>
      <text:p text:style-name="P6"><text:s text:c="4"/>def noise(self):</text:p>
      <text:p text:style-name="P6"><text:s text:c="8"/>print(‘errr’)</text:p>
      <text:p text:style-name="P6"/>
      <text:p text:style-name="P6"><text:s text:c="4"/>def __hiddenmethod(self):</text:p>
      <text:p text:style-name="P6"><text:s text:c="8"/>print ("Hard to find")</text:p>
      <text:p text:style-name="P6"><text:s text:c="8"/># This is a good way to implement </text:p>
      <text:p text:style-name="P6"><text:s text:c="8"/># encapsulation on methods too</text:p>
      <text:p text:style-name="P6"><text:s text:c="8"/>return</text:p>
      <text:p text:style-name="P6"/>
      <text:p text:style-name="P6">Remark:</text:p>
      <text:p text:style-name="P6">self.__hiddenmethod() <text:line-break/># a way to access to private method inside <text:line-break/># the class</text:p>
      <text:p text:style-name="P6"><text:soft-page-break/>def main():</text:p>
      <text:p text:style-name="P6"><text:s text:c="4"/>dog = Animal()</text:p>
      <text:p text:style-name="P6"><text:s text:c="4"/># Create an object of class Animal named <text:line-break/> <text:s text:c="3"/># dog</text:p>
      <text:p text:style-name="P6"><text:s text:c="4"/>dog.set_owner(‘Sue’)</text:p>
      <text:p text:style-name="P6"><text:s text:c="4"/>print dog.get_owner()</text:p>
      <text:p text:style-name="P6"><text:s text:c="4"/># encapsulation (good way to set\access <text:s text:c="2"/><text:line-break/> <text:s text:c="3"/># the attributes</text:p>
      <text:p text:style-name="P6"><text:s text:c="4"/># print dog.get_name()</text:p>
      <text:p text:style-name="P6"/>
      <text:p text:style-name="P6">if __name__ == ‘__main__’: main()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מוטה מודגשת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Nachlieli CLM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69cm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style:font-name="Arial1" fo:font-size="10.5pt" style:font-name-complex="Arial1" style:font-size-complex="10.5pt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-top="0.499cm" fo:margin-bottom="0.199cm" fo:line-height="115%" fo:text-align="center" style:justify-single-word="false" style:page-number="auto" fo:background-color="transparent" fo:padding="0cm" fo:border-left="none" fo:border-right="none" fo:border-top="none" fo:border-bottom="0.51pt solid #000000" style:shadow="none" fo:keep-with-next="always">
        <style:background-image/>
      </style:paragraph-properties>
      <style:text-properties style:font-name="Arial" fo:font-size="130%" fo:font-style="normal" fo:font-weight="bold" style:font-name-asian="Arial Unicode MS" style:font-size-asian="18pt" style:font-weight-asian="bold" style:font-name-complex="Tahoma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cm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Comic Sans MS1"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7.64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8.6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13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page-layout style:name="Mpm1">
      <style:page-layout-properties fo:page-width="10.5cm" fo:page-height="14.801cm" style:num-format="1" style:print-orientation="portrait" fo:margin-top="1cm" fo:margin-bottom="1.3cm" fo:margin-left="0.681cm" fo:margin-right="0.68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righ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120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[Shavit Ilan]<text:tab/><text:page-number text:select-page="current">19</text:page-number><text:tab/><text:date style:data-style-name="N120" text:date-value="2012-02-14T23:07:31">14/2/2012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4T18:25:33.21</meta:creation-date>
    <dc:title>Kindle Template</dc:title>
    <meta:editing-duration>PT6H51M16S</meta:editing-duration>
    <meta:editing-cycles>137</meta:editing-cycles>
    <meta:generator>LibreOffice/3.4$Linux LibreOffice_project/340m1$Build-502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2-02-14T23:07:31</dc:date>
    <meta:printed-by>Ilan </meta:printed-by>
    <meta:print-date>2010-12-24T19:41:00.68</meta:print-date>
    <dc:creator>ilan </dc:creator>
    <meta:document-statistic meta:table-count="0" meta:image-count="0" meta:object-count="0" meta:page-count="21" meta:paragraph-count="178" meta:word-count="1052" meta:character-count="7201" meta:non-whitespace-character-count="5628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